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2" style:parent-style-name="Graphics">
      <style:graphic-properties draw:fill="none" draw:stroke="none"/>
    </style:style>
  </office:automatic-styles>
  <office:body>
    <office:presentation>
      <draw:page draw:name="Slide2" draw:style-name="a380" draw:master-page-name="Master1-Layout2-obj-Title-and-Content" presentation:presentation-page-layout-name="Master1-PPL2">
        <draw:frame draw:id="id63" presentation:style-name="a381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64" draw:style-name="a382" draw:name="Picture 2" svg:x="0.91333in" svg:y="2.04667in" svg:width="6.34in" svg:height="1.31333in" style:rel-width="scale" style:rel-height="scale">
          <draw:image xlink:href="media/image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9.11.2015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19.11.2015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19.11.2015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19.11.2015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19.11.2015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19.11.2015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19.11.2015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19.11.2015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19.11.2015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19.11.2015</text:date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19.11.2015</text:date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19.11.2015</text:date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owerPoint Presentation</dc:title>
    <meta:initial-creator>Иван</meta:initial-creator>
    <dc:creator>USMAN</dc:creator>
    <meta:creation-date>2015-10-26T13:49:01Z</meta:creation-date>
    <dc:date>2015-12-14T06:30:16Z</dc:date>
    <meta:editing-cycles>3</meta:editing-cycles>
    <meta:editing-duration>PT3S</meta:editing-duration>
    <meta:document-statistic meta:paragraph-count="0" meta:word-count="0"/>
  </office:meta>
</office:document-meta>
</file>